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7b5a3" officeooo:paragraph-rsid="0017b5a3"/>
    </style:style>
    <style:style style:name="P2" style:family="paragraph" style:parent-style-name="Standard">
      <style:text-properties officeooo:rsid="0018eebe" officeooo:paragraph-rsid="0018eebe"/>
    </style:style>
    <style:style style:name="P3" style:family="paragraph" style:parent-style-name="Standard">
      <style:paragraph-properties fo:text-align="center" style:justify-single-word="false"/>
      <style:text-properties fo:font-size="16pt" officeooo:rsid="001b71f0" officeooo:paragraph-rsid="001b71f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b71f0" officeooo:paragraph-rsid="001b71f0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2pt" officeooo:rsid="001d83d7" officeooo:paragraph-rsid="001d83d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1b71f0"/>
    </style:style>
    <style:style style:name="P9" style:family="paragraph" style:parent-style-name="Standard">
      <style:paragraph-properties fo:text-align="start" style:justify-single-word="false"/>
      <style:text-properties officeooo:rsid="001d932e" officeooo:paragraph-rsid="001d932e"/>
    </style:style>
    <style:style style:name="P10" style:family="paragraph" style:parent-style-name="Standard">
      <style:text-properties officeooo:rsid="001d932e" officeooo:paragraph-rsid="001d932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c38a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 a limites – <text:span text:style-name="T1">aula 1</text:span></text:p>
      <text:p text:style-name="P1"/>
      <text:p text:style-name="P1">Exercício 1</text:p>
      <text:p text:style-name="P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"><draw:frame draw:style-name="fr1" draw:name="Objeto1" text:anchor-type="as-char" svg:y="-0.377cm" svg:width="2.731cm" svg:height="0.75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/>
      <text:p text:style-name="P1">Exercício 2</text:p>
      <text:p text:style-name="P1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5"><draw:frame draw:style-name="fr1" draw:name="Objeto2" text:anchor-type="as-char" svg:y="-0.67cm" svg:width="2.884cm" svg:height="1.099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">Exercício 3</text:p>
      <text:p text:style-name="P1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5"><draw:frame draw:style-name="fr1" draw:name="Objeto3" text:anchor-type="as-char" svg:y="-0.91cm" svg:width="3.672cm" svg:height="1.95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">Exercício 4</text:p>
      <text:p text:style-name="P2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5"><draw:frame draw:style-name="fr1" draw:name="Objeto4" text:anchor-type="as-char" svg:y="-1.312cm" svg:width="3.828cm" svg:height="2.7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6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Standard"/>
      <text:p text:style-name="P3">Indeterminação de limites – <text:span text:style-name="T1">aula 2</text:span></text:p>
      <text:p text:style-name="P4"/>
      <text:p text:style-name="P7">Exercício 1</text:p>
      <text:p text:style-name="P7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5"><draw:frame draw:style-name="fr1" draw:name="Objeto5" text:anchor-type="as-char" svg:y="-2.205cm" svg:width="3.926cm" svg:height="4.53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6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8"/>
      <text:p text:style-name="P9">Exercício 2</text:p>
      <text:p text:style-name="P9"/>
      <table:table table:name="Tabela6" table:style-name="Tabela6">
        <table:table-column table:style-name="Tabela6.A"/>
        <table:table-column table:style-name="Tabela6.B"/>
        <table:table-header-rows>
          <text:soft-page-break/>
          <table:table-row>
            <table:table-cell table:style-name="Tabela6.A1" office:value-type="string">
              <text:p text:style-name="P5"><draw:frame draw:style-name="fr1" draw:name="Objeto6" text:anchor-type="as-char" svg:y="-2.265cm" svg:width="7.521cm" svg:height="4.65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6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0">Exercício 3</text:p>
      <text:p text:style-name="P10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5"><draw:frame draw:style-name="fr1" draw:name="Objeto7" text:anchor-type="as-char" svg:y="-2.205cm" svg:width="6.638cm" svg:height="4.53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6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8:34:26.055000000</meta:creation-date>
    <meta:generator>LibreOffice/5.1.4.2$Windows_x86 LibreOffice_project/f99d75f39f1c57ebdd7ffc5f42867c12031db97a</meta:generator>
    <dc:date>2016-07-11T10:31:02.620000000</dc:date>
    <meta:editing-duration>PT1H25M38S</meta:editing-duration>
    <meta:editing-cycles>8</meta:editing-cycles>
    <meta:document-statistic meta:table-count="7" meta:image-count="0" meta:object-count="7" meta:page-count="2" meta:paragraph-count="23" meta:word-count="31" meta:character-count="161" meta:non-whitespace-character-count="144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</mrow>
      <mo stretchy="false">=</mo>
      <mn>3</mn>
    </mrow>
    <annotation encoding="StarMath 5.0">lim from {x rightarrow 1} ( 2x + 1 ) = 3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3</mn>
          </mrow>
        </munder>
        <mrow>
          <mo fence="true" stretchy="true">(</mo>
          <mrow>
            <mfrac>
              <mrow>
                <mn>2</mn>
                <mrow>
                  <mi>x</mi>
                  <mo stretchy="false">+</mo>
                  <mn>2</mn>
                </mrow>
              </mrow>
              <mrow>
                <mi>x</mi>
                <mo stretchy="false">+</mo>
                <mn>1</mn>
              </mrow>
            </mfrac>
          </mrow>
          <mo fence="true" stretchy="true">)</mo>
        </mrow>
      </mrow>
      <mo stretchy="false">=</mo>
      <mn>2</mn>
    </mrow>
    <annotation encoding="StarMath 5.0">lim from { x rightarrow 3 } left( {2x + 2} over {x + 1} right) = 2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≥</mo>
                          <mn>1</mn>
                        </mrow>
                      </mtd>
                    </mtr>
                    <mtr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</mtd>
                      <mtd>
                        <mrow>
                          <mi>x</mi>
                          <mo stretchy="false">&lt;</mo>
                          <mn>1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n>3</mn>
          </mrow>
        </mtd>
      </mtr>
    </mtable>
    <annotation encoding="StarMath 5.0">f( x ) = left lbrace matrix {2x + 1 # x&gt;= 1 ## x^2 + 2 # x&lt;1} right none newline
lim from { x rightarrow 1 } {f( x )} = 3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  <mi>x</mi>
                        </mrow>
                      </mtd>
                      <mtd>
                        <mrow>
                          <mi>x</mi>
                          <mo stretchy="false">≥</mo>
                          <mn>2</mn>
                        </mrow>
                      </mtd>
                    </mtr>
                    <mtr>
                      <mtd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&lt;</mo>
                          <mn>2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2</mn>
                    <mtext>+</mtext>
                  </msup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n>10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2</mn>
                    <mtext>-</mtext>
                  </msup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n>7</mn>
          </mrow>
        </mtd>
      </mtr>
    </mtable>
    <annotation encoding="StarMath 5.0">f( x ) = left lbrace matrix {x^2 + 3x # x&gt;=2 ## 3x + 1 # x&lt;2} right none newline
lim from { x rightarrow 2^"+" } { f(x) } = 10 newline
lim from { x rightarrow 2^"-" } { f(x) } = 7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[</mo>
                <mrow>
                  <mfrac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i>x</mi>
                    </mrow>
                    <mi>x</mi>
                  </mfrac>
                </mrow>
                <mo fence="true" stretchy="true">]</mo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frac>
              <mrow>
                <msup>
                  <mn>0</mn>
                  <mn>2</mn>
                </msup>
                <mo stretchy="false">+</mo>
                <mrow>
                  <mn>2</mn>
                  <mo stretchy="false">⋅</mo>
                  <mn>0</mn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row>
                <mi>x</mi>
                <mo stretchy="false">+</mo>
                <mn>2</mn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row>
              <mn>0</mn>
              <mo stretchy="false">+</mo>
              <mn>2</mn>
            </mrow>
            <mo stretchy="false">=</mo>
            <mn>2</mn>
          </mrow>
        </mtd>
      </mtr>
    </mtable>
    <annotation encoding="StarMath 5.0">f( x ) = left [ {x^2 + 2x} over x right ] newline
lim from { x rightarrow 0 } { f(x) } = {0^2 + 2 cdot 0} over 0 = 0 over 0 newline newline
f( x ) = { x(x + 2) } over x = x + 2 newline
lim from { x rightarrow 0 } { f(x) } = 0 + 2 = 2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[</mo>
                <mrow>
                  <mfrac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frac>
                </mrow>
                <mo fence="true" stretchy="true">]</mo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2</mn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frac>
              <mrow>
                <msup>
                  <mn>2</mn>
                  <mn>2</mn>
                </msup>
                <mo stretchy="false">−</mo>
                <mn>4</mn>
              </mrow>
              <mrow>
                <mn>2</mn>
                <mo stretchy="false">−</mo>
                <mn>2</mn>
              </mrow>
            </mfrac>
            <mo stretchy="false">=</mo>
            <mfrac>
              <mn>0</mn>
              <mn>0</mn>
            </mfrac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  <mrow>
                  <msup>
                    <mi>x</mi>
                    <mn>2</mn>
                  </msup>
                  <mo stretchy="false">−</mo>
                  <mn>4</mn>
                </mrow>
              </mfrac>
              <mo stretchy="false">=</mo>
              <mrow>
                <mi>x</mi>
                <mo stretchy="false">+</mo>
                <mn>2</mn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2</mn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row>
              <mn>2</mn>
              <mo stretchy="false">+</mo>
              <mn>2</mn>
            </mrow>
            <mo stretchy="false">=</mo>
            <mn>4</mn>
          </mrow>
        </mtd>
      </mtr>
    </mtable>
    <annotation encoding="StarMath 5.0">f( x ) = left [ {x^2 - 4} over {x - 2} right ] newline
lim from { x rightarrow 2 } { f(x) } = { 2^2 - 4 } over { 2 - 2 } = 0 over 0 newline newline
f( x ) = { (x^2 - 4)(x + 2) } over { (x - 2)(x+2) } = { (x^2 - 4)(x + 2) } over { x^2 - 4 } = x + 2 newline
lim from { x rightarrow 2 } { f(x) } = 2 + 2 = 4</annotation>
  </semantics>
</math>
</file>

<file path=Object 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[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  <mrow>
                      <mi>x</mi>
                      <mo stretchy="false">−</mo>
                      <mn>2</mn>
                    </mrow>
                  </mfrac>
                </mrow>
                <mo fence="true" stretchy="true">]</mo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2</mn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frac>
              <mrow>
                <mrow>
                  <mn>2</mn>
                  <mo stretchy="false">⋅</mo>
                  <msup>
                    <mn>2</mn>
                    <mn>2</mn>
                  </msup>
                </mrow>
                <mo stretchy="false">−</mo>
                <mrow>
                  <mn>2</mn>
                  <mo stretchy="false">⋅</mo>
                  <mn>2</mn>
                </mrow>
                <mo stretchy="false">−</mo>
                <mn>4</mn>
              </mrow>
              <mrow>
                <mn>2</mn>
                <mo stretchy="false">−</mo>
                <mn>2</mn>
              </mrow>
            </mfrac>
            <mo stretchy="false">=</mo>
            <mfrac>
              <mrow>
                <mn>8</mn>
                <mo stretchy="false">−</mo>
                <mn>4</mn>
                <mo stretchy="false">−</mo>
                <mn>4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2</mn>
                </mrow>
              </mfrac>
              <mo stretchy="false">=</mo>
              <mn>2</mn>
            </mrow>
            <mrow>
              <mi>x</mi>
              <mo stretchy="false">+</mo>
              <mn>2</mn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2</mn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row>
              <mrow>
                <mn>2</mn>
                <mo stretchy="false">⋅</mo>
                <mn>2</mn>
              </mrow>
              <mo stretchy="false">+</mo>
              <mn>2</mn>
            </mrow>
            <mo stretchy="false">=</mo>
            <mn>6</mn>
          </mrow>
        </mtd>
      </mtr>
    </mtable>
    <annotation encoding="StarMath 5.0">f( x ) = left [ {2x^2 - 2x - 4} over {x - 2} right ] newline
lim from { x rightarrow 2 } { f(x) } = { 2 cdot 2^2 - 2 cdot 2 - 4 } over { 2 - 2 } = { 8 - 4 - 4 } over 0 = 0 over 0 newline newline
f( x ) = {( 2x + 2 )( x - 2 )} over { x -2 } = 2x + 2 newline
lim from { x rightarrow 2 } { f(x) } = 2 cdot 2 + 2 = 6</annotation>
  </semantics>
</math>
</file>